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016907" style:font-size-asian="12pt" style:font-name-complex="Times New Roman1" style:font-size-complex="12pt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1cm" style:auto-text-indent="false" fo:background-color="transparent" style:writing-mode="lr-tb"/>
      <style:text-properties fo:color="#000000" loext:opacity="100%" style:font-name="Times New Roman" fo:font-size="12pt" fo:background-color="#ffffff" style:font-size-asian="12pt" style:font-size-complex="12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1cm" style:auto-text-indent="false" fo:background-color="transparent" style:writing-mode="lr-tb"/>
      <style:text-properties fo:color="#000000" loext:opacity="100%" style:font-name="Times New Roman" fo:font-size="12pt" officeooo:paragraph-rsid="00016907" fo:background-color="#ffffff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.212cm" style:contextual-spacing="false" fo:text-align="center" style:justify-single-word="false"/>
      <style:text-properties officeooo:paragraph-rsid="00016907"/>
    </style:style>
    <style:style style:name="P7" style:family="paragraph" style:parent-style-name="Standard">
      <style:paragraph-properties fo:margin-top="0cm" fo:margin-bottom="0.212cm" style:contextual-spacing="false" fo:text-align="center" style:justify-single-word="false"/>
      <style:text-properties officeooo:rsid="00016907" officeooo:paragraph-rsid="00016907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line-height="115%" fo:text-align="center" style:justify-single-word="false" fo:orphans="2" fo:widows="2" fo:text-indent="1cm" style:auto-text-indent="false" style:page-number="auto" fo:background-color="transparent" style:writing-mode="lr-tb"/>
      <style:text-properties fo:color="#000000" loext:opacity="100%" style:font-name="Times New Roman" fo:font-size="12pt" fo:background-color="#ffffff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2" style:family="paragraph" style:parent-style-name="Standard">
      <style:paragraph-properties fo:margin-top="0cm" fo:margin-bottom="0.212cm" style:contextual-spacing="false" fo:text-align="justify" style:justify-single-word="false"/>
      <style:text-properties officeooo:paragraph-rsid="00016907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016907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0pt" style:font-size-asian="10pt" style:font-name-complex="Times New Roman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МОСКОВСКИЙ ГОСУДАРСТВЕННЫЙ УНИВЕРСИТЕТ имени М.В.ЛОМОНОСОВА</text:span><text:span text:style-name="T1"/></text:p>
      <text:p text:style-name="P4" loext:marker-style-name="T1"><text:span text:style-name="T1">ФАКУЛЬТЕТ ВЫЧИСЛИТЕЛЬНОЙ МАТЕМАТИКИ И КИБЕРНЕТИКИ</text:span><text:span text:style-name="T1"/></text:p>
      <text:p text:style-name="P5" loext:marker-style-name="T2"><text:span text:style-name="T2">Рецензия на выпускную квалификационную работу</text:span><text:span text:style-name="T2"/></text:p>
      <text:p text:style-name="P7" loext:marker-style-name="T2"><text:span text:style-name="T2">Ненахова Нила Денисовича</text:span></text:p>
      <text:p text:style-name="P6" loext:marker-style-name="T2"><text:span text:style-name="T2">«Вычисление управляющих параметров работы</text:span></text:p>
      <text:p text:style-name="P6" loext:marker-style-name="T2"><text:span text:style-name="T2">электролизной ванны»</text:span></text:p>
      <text:p text:style-name="P8" loext:marker-style-name="T2"/>
      <text:p text:style-name="P10">В квалификационной работе Ненахова Н. Д. исследуется вопрос оценки эффективности работы процесса электролиза алюминия в промышленной электролизной ванне. В силу востребованности и дорогостоимости алюминия управление технологическим процессом в настоящее время проводится при помощи АСУТП, в котором параметры выхода потока и потери выхода потока являются одними из основных, входящих параметров управления. Своевременная реакция АСУТП на изменение этих параметров, которые коррелируют между собой, отображая реальную ситуацию характера протекания процесса электролиза алюминия в ванне в момент их вычисления, позволяет изменить технологический процесс так, чтобы избежать больших потерь выхода алюминия по току. Однако в настоящее время эти управляющие параметры вычисляются технологами с большими погрешностями, что не позволяет увеличить эффективность производства алюминия.</text:p>
      <text:p text:style-name="P3">В ходе выполнения квалификационной работы Ненахову Нилу удалось модифицировать эмпирическую формулу вычисления потерь выхода по току и тем самым увеличить степень корреляции параметров выхода по току и потерь выхода по току, а также продемонстрировать, что трехмерное математическое моделирование электролиза с учетом взаимосвязи всех сложных физико-химических процессов и процессов тепломассопереноса в электролизной ванне позволяют получить достоверную информацию для вычисления параметров управления. В настоящей работе приводится большой объем графических иллюстраций, наглядно показывающих распределение выхода по току и потерь выхода по току в рабочем объеме ванны, что позволяет дать рекомендации по локализации мест замера физических характеристик, которые проводятся технологами, и что позволяет дать более реалистичное представление о характере самого процесса электролиза. </text:p>
      <text:p text:style-name="P3">К недостаткам квалификационной работы Ненахова Нила можно отнести некоторую перегруженность текста промежуточными выкладками. Тем не менее это никак не умаляет значимость квалификационной работы.</text:p>
      <text:p text:style-name="P2">Считаю, что квалификационная работа Ненахова Н. Д. заслуживает оценки отлично.</text:p>
      <text:p text:style-name="P9" loext:marker-style-name="T1"/>
      <text:p text:style-name="P11" loext:marker-style-name="T1"><text:span text:style-name="T1">Рецензент:</text:span><text:span text:style-name="T1"/></text:p>
      <text:p text:style-name="P1">Академик Ран, д.ф-м.н.,</text:p>
      <text:p text:style-name="P12" loext:marker-style-name="T1"><text:span text:style-name="T1">ведущий научный сотрудник физического факультета МГУ<text:tab/><text:tab/><text:tab/></text:span><text:span text:style-name="T3">В.Л.Бычков</text:span><text:span text:style-name="T4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yanikova</meta:initial-creator>
    <meta:editing-cycles>4</meta:editing-cycles>
    <meta:creation-date>2018-03-22T14:18:00</meta:creation-date>
    <dc:date>2024-04-23T17:02:39.644000000</dc:date>
    <meta:editing-duration>PT9H46M43S</meta:editing-duration>
    <meta:generator>LibreOffice/7.6.4.1$Windows_X86_64 LibreOffice_project/e19e193f88cd6c0525a17fb7a176ed8e6a3e2aa1</meta:generator>
    <meta:print-date>2024-04-23T09:04:33.808000000</meta:print-date>
    <meta:document-statistic meta:table-count="0" meta:image-count="0" meta:object-count="0" meta:page-count="1" meta:paragraph-count="13" meta:word-count="283" meta:character-count="2373" meta:non-whitespace-character-count="2096"/>
    <meta:user-defined meta:name="AppVersion">12.0000</meta:user-defined>
    <meta:user-defined meta:name="Company">Hewlett-Packard Company</meta:user-defined>
    <meta:template xlink:type="simple" xlink:actuate="onRequest" xlink:title="Normal" xlink:href=""/>
  </office:meta>
</office:document-meta>
</file>